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9cm"/>
    </style:style>
    <style:style style:name="gr2" style:family="graphic" style:parent-style-name="standard">
      <style:graphic-properties draw:stroke="none" svg:stroke-color="#000000" draw:fill="none" draw:fill-color="#ffffff" fo:min-height="0.39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to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31cm"/>
    </style:style>
    <style:style style:name="gr10" style:family="graphic" style:parent-style-name="standard">
      <style:graphic-properties draw:stroke="none" svg:stroke-color="#000000" draw:fill="none" draw:fill-color="#ffffff" fo:min-height="1.1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4" style:family="graphic" style:parent-style-name="standard">
      <style:graphic-properties draw:stroke="none" svg:stroke-color="#000000" draw:fill="none" draw:fill-color="#ffffff" fo:min-height="0.952cm"/>
    </style:style>
    <style:style style:name="gr15" style:family="graphic" style:parent-style-name="standard">
      <style:graphic-properties draw:stroke="none" svg:stroke-color="#000000" draw:fill="none" draw:fill-color="#ffffff" fo:min-height="0.228cm"/>
    </style:style>
    <style:style style:name="gr16" style:family="graphic" style:parent-style-name="standard">
      <style:graphic-properties draw:stroke="none" svg:stroke-color="#000000" draw:fill="none" draw:fill-color="#ffffff" fo:min-height="0.131cm"/>
    </style:style>
    <style:style style:name="gr17" style:family="graphic" style:parent-style-name="standard">
      <style:graphic-properties draw:stroke="none" svg:stroke-color="#000000" draw:fill="none" draw:fill-color="#ffffff" fo:min-height="0.258cm"/>
    </style:style>
    <style:style style:name="gr18" style:family="graphic" style:parent-style-name="standard">
      <style:graphic-properties draw:fill-color="#c0c0c0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65cm"/>
    </style:style>
    <style:style style:name="gr20" style:family="graphic" style:parent-style-name="standard">
      <style:graphic-properties draw:stroke="dash" draw:stroke-dash="Fine_20_Dashed" svg:stroke-color="#4c4c4c" draw:fill="none" fo:min-height="3.556cm"/>
    </style:style>
    <style:style style:name="gr21" style:family="graphic" style:parent-style-name="standard">
      <style:graphic-properties draw:stroke="none" draw:fill="none" fo:min-height="0.949cm"/>
    </style:style>
    <style:style style:name="gr22" style:family="graphic" style:parent-style-name="standard">
      <style:graphic-properties draw:stroke="dash" draw:stroke-dash="Fine_20_Dashed" svg:stroke-color="#4c4c4c" draw:fill="none" fo:min-height="6.735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2pt" fo:font-weight="bold" style:font-size-asian="12pt" style:font-size-complex="12pt"/>
    </style:style>
    <style:style style:name="P6" style:family="paragraph">
      <style:paragraph-properties fo:text-align="center"/>
      <style:text-properties fo:font-weight="bold"/>
    </style:style>
    <style:style style:name="P7" style:family="paragraph"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weight="bold"/>
    </style:style>
    <style:style style:name="P10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fo:font-weight="bold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7" draw:id="id17" draw:layer="layout" svg:width="3.556cm" svg:height="1.039cm" svg:x="2.27cm" svg:y="5.559cm">
          <draw:text-box>
            <text:p><text:span text:style-name="T1">gpsTime_arg[63:0]</text:span></text:p>
          </draw:text-box>
        </draw:frame>
        <draw:frame draw:style-name="gr2" draw:text-style-name="P1" xml:id="id13" draw:id="id13" draw:layer="layout" svg:width="3.302cm" svg:height="0.645cm" svg:x="2.27cm" svg:y="8.249cm">
          <draw:text-box>
            <text:p><text:span text:style-name="T1">CLK_sys0_clk</text:span></text:p>
          </draw:text-box>
        </draw:frame>
        <draw:rect draw:style-name="gr3" draw:text-style-name="P3" xml:id="id3" draw:id="id3" draw:layer="layout" svg:width="1.27cm" svg:height="1.27cm" svg:x="19.796cm" svg:y="5.201cm">
          <draw:glue-point draw:id="4" svg:x="-5.007cm" svg:y="-1.574cm"/>
          <draw:glue-point draw:id="5" svg:x="-5.007cm" svg:y="3.425cm"/>
          <text:p text:style-name="P2"><text:span text:style-name="T1">Mux</text:span></text:p>
        </draw:rect>
        <draw:rect draw:style-name="gr3" draw:text-style-name="P3" xml:id="id2" draw:id="id2" draw:layer="layout" svg:width="1.27cm" svg:height="1.27cm" svg:x="15.986cm" svg:y="5.201cm">
          <draw:glue-point draw:id="4" svg:x="-3cm" svg:y="5cm"/>
          <draw:glue-point draw:id="5" svg:x="2cm" svg:y="5cm"/>
          <text:p text:style-name="P2"><text:span text:style-name="T1">z^-1</text:span></text:p>
        </draw:rect>
        <draw:connector draw:style-name="gr4" draw:text-style-name="P2" draw:layer="layout" draw:type="curve" svg:x1="11.795cm" svg:y1="6.217cm" svg:x2="15.986cm" svg:y2="5.836cm" draw:start-shape="id1" draw:start-glue-point="1" draw:end-shape="id2" svg:d="M11795 6217c3144 0 1049-381 4191-381">
          <text:p text:style-name="P2">[63:0]</text:p>
        </draw:connector>
        <draw:connector draw:style-name="gr4" draw:text-style-name="P2" draw:layer="layout" draw:type="curve" svg:x1="17.256cm" svg:y1="5.836cm" svg:x2="19.796cm" svg:y2="6.27cm" draw:start-shape="id2" draw:start-glue-point="1" draw:end-shape="id3" draw:end-glue-point="5" svg:d="M17256 5836c1905 0 635 434 2540 434">
          <text:p text:style-name="P2">[66:0]</text:p>
        </draw:connector>
        <draw:frame draw:style-name="gr5" draw:text-style-name="P4" draw:layer="layout" svg:width="22.606cm" svg:height="1.673cm" svg:x="1cm" svg:y="1cm">
          <draw:text-box>
            <text:p><text:span text:style-name="T2">timer_client_rv.vhd (/hdl/primitive/platforms/)</text:span></text:p>
          </draw:text-box>
        </draw:frame>
        <draw:connector draw:style-name="gr6" draw:text-style-name="P2" draw:layer="layout" draw:type="curve" svg:x1="21.066cm" svg:y1="5.836cm" svg:x2="23.86cm" svg:y2="5.847cm" draw:start-shape="id3" draw:start-glue-point="1" draw:end-shape="id4" draw:end-glue-point="3" svg:d="M21066 5836c2097 0 700 11 2794 11">
          <text:p/>
        </draw:connector>
        <draw:frame draw:style-name="gr2" draw:text-style-name="P1" xml:id="id9" draw:id="id9" draw:layer="layout" svg:width="3.302cm" svg:height="0.645cm" svg:x="2.27cm" svg:y="3.54cm">
          <draw:text-box>
            <text:p><text:span text:style-name="T1">RST_N_sys0_rst</text:span></text:p>
          </draw:text-box>
        </draw:frame>
        <draw:frame draw:style-name="gr2" draw:text-style-name="P1" xml:id="id11" draw:id="id11" draw:layer="layout" svg:width="3.302cm" svg:height="0.645cm" svg:x="23.86cm" svg:y="3.54cm">
          <draw:text-box>
            <text:p><text:span text:style-name="T1">RST_N_wti_rst</text:span></text:p>
          </draw:text-box>
        </draw:frame>
        <draw:frame draw:style-name="gr2" draw:text-style-name="P1" xml:id="id6" draw:id="id6" draw:layer="layout" svg:width="3.937cm" svg:height="0.645cm" svg:x="23.86cm" svg:y="6.715cm">
          <draw:text-box>
            <text:p><text:span text:style-name="T1">wti_m_SThreadBusy</text:span></text:p>
          </draw:text-box>
        </draw:frame>
        <draw:frame draw:style-name="gr1" draw:text-style-name="P1" draw:layer="layout" svg:width="3.937cm" svg:height="1.039cm" svg:x="23.86cm" svg:y="7.591cm">
          <draw:text-box>
            <text:p><text:span text:style-name="T1">wti_m_SReset_n</text:span></text:p>
            <text:p><text:span text:style-name="T3">(NOT USED)</text:span></text:p>
          </draw:text-box>
        </draw:frame>
        <draw:frame draw:style-name="gr1" draw:text-style-name="P1" xml:id="id4" draw:id="id4" draw:layer="layout" svg:width="3.937cm" svg:height="1.039cm" svg:x="23.86cm" svg:y="5.328cm">
          <draw:text-box>
            <text:p><text:span text:style-name="T1">wti_m_req[66:0]</text:span></text:p>
          </draw:text-box>
        </draw:frame>
        <draw:frame draw:style-name="gr2" draw:text-style-name="P1" draw:layer="layout" svg:width="3.302cm" svg:height="0.645cm" svg:x="23.86cm" svg:y="8.767cm">
          <draw:text-box>
            <text:p><text:span text:style-name="T1">CLK_wti_clk</text:span></text:p>
          </draw:text-box>
        </draw:frame>
        <draw:frame draw:style-name="gr2" draw:text-style-name="P1" xml:id="id19" draw:id="id19" draw:layer="layout" svg:width="3.048cm" svg:height="0.645cm" svg:x="2.27cm" svg:y="6.344cm">
          <draw:text-box>
            <text:p><text:span text:style-name="T1">EN_gpsTime</text:span></text:p>
          </draw:text-box>
        </draw:frame>
        <draw:frame draw:style-name="gr1" draw:text-style-name="P1" xml:id="id16" draw:id="id16" draw:layer="layout" svg:width="3.048cm" svg:height="1.039cm" svg:x="2.27cm" svg:y="7.083cm">
          <draw:text-box>
            <text:p><text:span text:style-name="T1">RDY_gpsTime</text:span></text:p>
            <text:p><text:span text:style-name="T3">(NOT USED)</text:span></text:p>
          </draw:text-box>
        </draw:frame>
        <draw:rect draw:style-name="gr7" draw:text-style-name="P3" xml:id="id10" draw:id="id10" draw:layer="layout" svg:width="3.683cm" svg:height="3.81cm" svg:x="8.112cm" svg:y="4.566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2"><text:span text:style-name="T1">SyncRegister.vhd</text:span></text:p>
          <text:p text:style-name="P2"><text:span text:style-name="T1"/></text:p>
          <text:p text:style-name="P2"><text:span text:style-name="T1">64bit x 2</text:span></text:p>
        </draw:rect>
        <draw:rect draw:style-name="gr3" draw:text-style-name="P3" xml:id="id15" draw:id="id15" draw:layer="layout" svg:width="1.016cm" svg:height="0.508cm" svg:x="8.112cm" svg:y="7.233cm">
          <text:p text:style-name="P2"><text:span text:style-name="T1">sRDY</text:span></text:p>
        </draw:rect>
        <draw:rect draw:style-name="gr3" draw:text-style-name="P3" xml:id="id20" draw:id="id20" draw:layer="layout" svg:width="1.016cm" svg:height="0.508cm" svg:x="8.112cm" svg:y="6.598cm">
          <text:p text:style-name="P2"><text:span text:style-name="T1">sEN</text:span></text:p>
        </draw:rect>
        <draw:rect draw:style-name="gr3" draw:text-style-name="P3" xml:id="id14" draw:id="id14" draw:layer="layout" svg:width="1.016cm" svg:height="0.508cm" svg:x="8.112cm" svg:y="7.868cm">
          <text:p text:style-name="P2"><text:span text:style-name="T1">sClk</text:span></text:p>
        </draw:rect>
        <draw:rect draw:style-name="gr3" draw:text-style-name="P3" xml:id="id18" draw:id="id18" draw:layer="layout" svg:width="1.016cm" svg:height="0.508cm" svg:x="8.112cm" svg:y="5.963cm">
          <text:p text:style-name="P2"><text:span text:style-name="T1">sD_IN</text:span></text:p>
        </draw:rect>
        <draw:rect draw:style-name="gr3" draw:text-style-name="P3" xml:id="id12" draw:id="id12" draw:layer="layout" svg:width="1.016cm" svg:height="0.508cm" svg:x="10.779cm" svg:y="7.878cm">
          <text:p text:style-name="P2"><text:span text:style-name="T1">dClk</text:span></text:p>
        </draw:rect>
        <draw:rect draw:style-name="gr3" draw:text-style-name="P3" xml:id="id1" draw:id="id1" draw:layer="layout" svg:width="1.651cm" svg:height="0.508cm" svg:x="10.144cm" svg:y="5.963cm">
          <text:p text:style-name="P2"><text:span text:style-name="T1">dD_OUT</text:span></text:p>
        </draw:rect>
        <draw:connector draw:style-name="gr6" draw:text-style-name="P2" draw:layer="layout" draw:type="curve" svg:x1="18.681cm" svg:y1="4.711cm" svg:x2="19.796cm" svg:y2="5.637cm" draw:start-shape="id5" draw:end-shape="id3" draw:end-glue-point="4" svg:d="M18681 4711c835 0 278 926 1115 926">
          <text:p/>
        </draw:connector>
        <draw:frame draw:style-name="gr8" draw:text-style-name="P5" xml:id="id5" draw:id="id5" draw:layer="layout" svg:width="2.06cm" svg:height="0.725cm" svg:x="16.621cm" svg:y="4.349cm">
          <draw:text-box>
            <text:p><text:span text:style-name="T4">0x0A..A</text:span></text:p>
          </draw:text-box>
        </draw:frame>
        <draw:rect draw:style-name="gr3" draw:text-style-name="P3" xml:id="id7" draw:id="id7" draw:layer="layout" svg:width="1.27cm" svg:height="1.27cm" svg:x="21.701cm" svg:y="6.725cm">
          <draw:glue-point draw:id="4" svg:x="-3cm" svg:y="5cm"/>
          <draw:glue-point draw:id="5" svg:x="3cm" svg:y="5cm"/>
          <text:p text:style-name="P2"><text:span text:style-name="T1">z^-1</text:span></text:p>
        </draw:rect>
        <draw:connector draw:style-name="gr6" draw:text-style-name="P6" draw:layer="layout" draw:type="curve" svg:x1="23.86cm" svg:y1="7.037cm" svg:x2="22.971cm" svg:y2="7.36cm" draw:start-shape="id6" draw:start-glue-point="3" draw:end-shape="id7" draw:end-glue-point="1" svg:d="M23860 7037c-666 0-222 323-889 323">
          <text:p/>
        </draw:connector>
        <draw:connector draw:style-name="gr6" draw:text-style-name="P6" draw:layer="layout" draw:type="curve" svg:x1="21.701cm" svg:y1="7.36cm" svg:x2="20.431cm" svg:y2="6.471cm" draw:start-shape="id7" draw:start-glue-point="3" draw:end-shape="id3" draw:end-glue-point="2" svg:d="M21701 7360c-847 0-1270-296-1270-889">
          <text:p/>
        </draw:connector>
        <draw:connector draw:style-name="gr6" draw:text-style-name="P2" draw:layer="layout" draw:type="curve" svg:x1="13.944cm" svg:y1="4.947cm" svg:x2="15.986cm" svg:y2="5.836cm" draw:start-shape="id8" draw:start-glue-point="2" draw:end-shape="id2" draw:end-glue-point="3" svg:d="M13944 4947c0 593 680 889 2042 889">
          <text:p/>
        </draw:connector>
        <draw:frame draw:style-name="gr9" draw:text-style-name="P5" xml:id="id8" draw:id="id8" draw:layer="layout" svg:width="4.431cm" svg:height="0.725cm" svg:x="11.729cm" svg:y="4.222cm">
          <draw:text-box>
            <text:p><text:span text:style-name="T4">CMD = '001' = 66:64</text:span></text:p>
          </draw:text-box>
        </draw:frame>
        <draw:frame draw:style-name="gr10" draw:text-style-name="P7" draw:layer="layout" svg:width="5.207cm" svg:height="1.433cm" svg:x="27.67cm" svg:y="5.318cm">
          <draw:text-box>
            <text:p><text:span text:style-name="T3">3b constant command &amp; </text:span></text:p>
            <text:p><text:span text:style-name="T3">64b data (32 sec/32 fraction)</text:span></text:p>
          </draw:text-box>
        </draw:frame>
        <draw:frame draw:style-name="gr11" draw:text-style-name="P5" draw:layer="layout" svg:width="24.082cm" svg:height="1.778cm" svg:x="1.048cm" svg:y="1.889cm">
          <draw:text-box>
            <text:p><text:span text:style-name="T4">// The TimeClient is instanced for each target WTI clock domain one or more times</text:span></text:p>
            <text:p><text:span text:style-name="T4">// The time client transfers the time from the time server to the target clock domain and compensates for the latency</text:span></text:p>
            <text:p><text:span text:style-name="T4">// The time client provides a OCP::WIP::WTI compliant WTI-M interface</text:span></text:p>
          </draw:text-box>
        </draw:frame>
        <draw:connector draw:style-name="gr6" draw:text-style-name="P6" draw:layer="layout" svg:x1="5.572cm" svg:y1="3.862cm" svg:x2="9.953cm" svg:y2="4.566cm" draw:start-shape="id9" draw:start-glue-point="1" draw:end-shape="id10" draw:end-glue-point="0" svg:d="M5572 3862h4381v704">
          <text:p/>
        </draw:connector>
        <draw:connector draw:style-name="gr6" draw:text-style-name="P6" draw:layer="layout" svg:x1="23.86cm" svg:y1="3.862cm" svg:x2="22.336cm" svg:y2="6.725cm" draw:start-shape="id11" draw:start-glue-point="3" draw:end-shape="id7" draw:end-glue-point="0" svg:d="M23860 3862h-1524v2863">
          <text:p/>
        </draw:connector>
        <draw:connector draw:style-name="gr6" draw:text-style-name="P6" draw:layer="layout" svg:x1="23.86cm" svg:y1="3.862cm" svg:x2="16.621cm" svg:y2="5.201cm" draw:start-shape="id11" draw:start-glue-point="3" draw:end-shape="id2" draw:end-glue-point="0" svg:d="M23860 3862h-7239v1339">
          <text:p/>
        </draw:connector>
        <draw:connector draw:style-name="gr6" draw:text-style-name="P6" draw:layer="layout" draw:line-skew="0.355cm" svg:x1="23.86cm" svg:y1="9.089cm" svg:x2="22.336cm" svg:y2="7.995cm" draw:end-shape="id7" draw:end-glue-point="2" svg:d="M23860 9089v59h-1524v-1153">
          <text:p/>
        </draw:connector>
        <draw:connector draw:style-name="gr6" draw:text-style-name="P6" draw:layer="layout" draw:line-skew="1.117cm" svg:x1="23.86cm" svg:y1="9.089cm" svg:x2="16.621cm" svg:y2="6.471cm" draw:end-shape="id2" draw:end-glue-point="2" svg:d="M23860 9089v59h-7239v-2677">
          <text:p/>
        </draw:connector>
        <draw:connector draw:style-name="gr6" draw:text-style-name="P6" draw:layer="layout" draw:line-skew="-5.335cm" svg:x1="23.86cm" svg:y1="9.089cm" svg:x2="11.795cm" svg:y2="8.132cm" draw:end-shape="id12" draw:end-glue-point="1" svg:d="M23860 9089h-11117v-957h-948">
          <text:p/>
        </draw:connector>
        <draw:connector draw:style-name="gr6" draw:text-style-name="P6" draw:layer="layout" svg:x1="5.572cm" svg:y1="8.571cm" svg:x2="8.112cm" svg:y2="8.122cm" draw:start-shape="id13" draw:start-glue-point="1" draw:end-shape="id14" draw:end-glue-point="3" svg:d="M5572 8571h1270v-449h1270">
          <text:p/>
        </draw:connector>
        <draw:connector draw:style-name="gr6" draw:text-style-name="P6" draw:layer="layout" svg:x1="8.112cm" svg:y1="7.487cm" svg:x2="5.318cm" svg:y2="7.602cm" draw:start-shape="id15" draw:start-glue-point="3" draw:end-shape="id16" draw:end-glue-point="1" svg:d="M8112 7487h-1397v115h-1397">
          <text:p/>
        </draw:connector>
        <draw:connector draw:style-name="gr6" draw:text-style-name="P6" draw:layer="layout" svg:x1="5.826cm" svg:y1="6.078cm" svg:x2="8.112cm" svg:y2="6.217cm" draw:start-shape="id17" draw:start-glue-point="1" draw:end-shape="id18" draw:end-glue-point="3" svg:d="M5826 6078h1143v139h1143">
          <text:p/>
        </draw:connector>
        <draw:connector draw:style-name="gr6" draw:text-style-name="P6" draw:layer="layout" svg:x1="5.318cm" svg:y1="6.666cm" svg:x2="8.112cm" svg:y2="6.852cm" draw:start-shape="id19" draw:start-glue-point="1" draw:end-shape="id20" draw:end-glue-point="3" svg:d="M5318 6666h1397v186h1397">
          <text:p/>
        </draw:connector>
        <draw:frame draw:style-name="gr12" draw:text-style-name="P8" draw:layer="layout" svg:width="13.335cm" svg:height="2.413cm" svg:x="28.305cm" svg:y="1.127cm">
          <draw:text-box>
            <text:p><text:span text:style-name="T5">* Each worker may have a unique wti_clk input to its time_client_rv.</text:span></text:p>
            <text:p><text:span text:style-name="T5">* The EN_gpsTime is constant '1'.</text:span></text:p>
            <text:p><text:span text:style-name="T5">* The RDY_gpsTime is not used.</text:span></text:p>
            <text:p><text:span text:style-name="T5">* The time_server clk (sCLK) may be =, &lt;, or &gt; wti_clk.</text:span></text:p>
          </draw:text-box>
        </draw:frame>
        <draw:frame draw:style-name="gr13" draw:text-style-name="P4" draw:layer="layout" svg:width="15.24cm" svg:height="1.27cm" svg:x="1.095cm" svg:y="9.666cm">
          <draw:text-box>
            <text:p><text:span text:style-name="T2">SyncRegister.vhd</text:span></text:p>
          </draw:text-box>
        </draw:frame>
        <draw:frame draw:style-name="gr14" draw:text-style-name="P1" draw:layer="layout" svg:width="5.08cm" svg:height="1.202cm" svg:x="23.955cm" svg:y="12.909cm">
          <draw:text-box>
            <text:p><text:span text:style-name="T1">3b constant command &amp; </text:span></text:p>
            <text:p><text:span text:style-name="T1">64b data (32 sec/32 fraction)</text:span></text:p>
          </draw:text-box>
        </draw:frame>
        <draw:frame draw:style-name="gr10" draw:text-style-name="P1" xml:id="id46" draw:id="id46" draw:layer="layout" svg:width="2.794cm" svg:height="1.433cm" svg:x="2.365cm" svg:y="14.101cm">
          <draw:text-box>
            <text:p><text:span text:style-name="T1">SRDY</text:span></text:p>
            <text:p><text:span text:style-name="T3">(NOT USED)</text:span></text:p>
          </draw:text-box>
        </draw:frame>
        <draw:frame draw:style-name="gr2" draw:text-style-name="P1" xml:id="id50" draw:id="id50" draw:layer="layout" svg:width="2.54cm" svg:height="0.645cm" svg:x="2.365cm" svg:y="13.476cm">
          <draw:text-box>
            <text:p><text:span text:style-name="T1">sEN</text:span></text:p>
          </draw:text-box>
        </draw:frame>
        <draw:frame draw:style-name="gr2" draw:text-style-name="P1" xml:id="id40" draw:id="id40" draw:layer="layout" svg:width="2.54cm" svg:height="0.645cm" svg:x="2.238cm" svg:y="10.936cm">
          <draw:text-box>
            <text:p><text:span text:style-name="T1">sRST</text:span></text:p>
          </draw:text-box>
        </draw:frame>
        <draw:frame draw:style-name="gr2" draw:text-style-name="P1" xml:id="id43" draw:id="id43" draw:layer="layout" svg:width="2.54cm" svg:height="0.645cm" svg:x="2.365cm" svg:y="15.371cm">
          <draw:text-box>
            <text:p><text:span text:style-name="T1">sCLK</text:span></text:p>
          </draw:text-box>
        </draw:frame>
        <draw:frame draw:style-name="gr2" draw:text-style-name="P1" xml:id="id47" draw:id="id47" draw:layer="layout" svg:width="2.54cm" svg:height="0.645cm" svg:x="2.365cm" svg:y="12.206cm">
          <draw:text-box>
            <text:p><text:span text:style-name="T1">sD_IN</text:span></text:p>
          </draw:text-box>
        </draw:frame>
        <draw:rect draw:style-name="gr3" draw:text-style-name="P3" xml:id="id41" draw:id="id41" draw:layer="layout" svg:width="1.27cm" svg:height="1.27cm" svg:x="8.715cm" svg:y="11.952cm">
          <draw:glue-point draw:id="4" svg:x="-3cm" svg:y="5cm"/>
          <draw:glue-point draw:id="5" svg:x="2cm" svg:y="5cm"/>
          <draw:glue-point draw:id="6" svg:x="-5cm" svg:y="2.078cm"/>
          <text:p text:style-name="P2"><text:span text:style-name="T1">z^-1</text:span></text:p>
        </draw:rect>
        <draw:rect draw:style-name="gr3" draw:text-style-name="P3" xml:id="id21" draw:id="id21" draw:layer="layout" svg:width="1.27cm" svg:height="1.27cm" svg:x="21.415cm" svg:y="11.95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z^-1</text:span></text:p>
        </draw:rect>
        <draw:frame draw:style-name="gr15" draw:text-style-name="P1" xml:id="id48" draw:id="id48" draw:layer="layout" svg:width="3.461cm" svg:height="0.645cm" svg:x="14.684cm" svg:y="11.698cm">
          <draw:text-box>
            <text:p><text:span text:style-name="T1">s_sDataSyncIn</text:span></text:p>
          </draw:text-box>
        </draw:frame>
        <draw:frame draw:style-name="gr2" draw:text-style-name="P1" xml:id="id22" draw:id="id22" draw:layer="layout" svg:width="2.54cm" svg:height="0.645cm" svg:x="23.955cm" svg:y="12.196cm">
          <draw:text-box>
            <text:p><text:span text:style-name="T1">dD_OUT</text:span></text:p>
          </draw:text-box>
        </draw:frame>
        <draw:connector draw:style-name="gr6" draw:text-style-name="P6" draw:layer="layout" draw:type="curve" svg:x1="22.685cm" svg:y1="12.587cm" svg:x2="23.955cm" svg:y2="12.518cm" draw:start-shape="id21" draw:start-glue-point="1" draw:end-shape="id22" draw:end-glue-point="3" svg:d="M22685 12587c954 0 319-69 1270-69">
          <text:p/>
        </draw:connector>
        <draw:frame draw:style-name="gr2" draw:text-style-name="P1" xml:id="id38" draw:id="id38" draw:layer="layout" svg:width="2.54cm" svg:height="0.645cm" svg:x="2.365cm" svg:y="16.387cm">
          <draw:text-box>
            <text:p><text:span text:style-name="T1">dCLK</text:span></text:p>
          </draw:text-box>
        </draw:frame>
        <draw:rect draw:style-name="gr3" draw:text-style-name="P3" xml:id="id25" draw:id="id25" draw:layer="layout" svg:width="1.27cm" svg:height="1.27cm" svg:x="20.431cm" svg:y="23.35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z^-1</text:span></text:p>
        </draw:rect>
        <draw:rect draw:style-name="gr3" draw:text-style-name="P3" xml:id="id23" draw:id="id23" draw:layer="layout" svg:width="1.27cm" svg:height="1.27cm" svg:x="25.511cm" svg:y="23.35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z^-1</text:span></text:p>
        </draw:rect>
        <draw:rect draw:style-name="gr3" draw:text-style-name="P3" xml:id="id24" draw:id="id24" draw:layer="layout" svg:width="1.27cm" svg:height="1.27cm" svg:x="31.353cm" svg:y="23.35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z^-1</text:span></text:p>
        </draw:rect>
        <draw:frame draw:style-name="gr13" draw:text-style-name="P4" draw:layer="layout" svg:width="15.24cm" svg:height="1.27cm" svg:x="1.095cm" svg:y="17.286cm">
          <draw:text-box>
            <text:p><text:span text:style-name="T2">SyncHandshake.vhd</text:span></text:p>
          </draw:text-box>
        </draw:frame>
        <draw:frame draw:style-name="gr2" draw:text-style-name="P1" draw:layer="layout" svg:width="2.953cm" svg:height="0.645cm" svg:x="27.13cm" svg:y="23.342cm">
          <draw:text-box>
            <text:p><text:span text:style-name="T1">s_dSyncReg1</text:span></text:p>
          </draw:text-box>
        </draw:frame>
        <draw:frame draw:style-name="gr16" draw:text-style-name="P1" draw:layer="layout" svg:width="3.048cm" svg:height="0.645cm" svg:x="32.877cm" svg:y="23.352cm">
          <draw:text-box>
            <text:p><text:span text:style-name="T1">s_dSyncReg2</text:span></text:p>
          </draw:text-box>
        </draw:frame>
        <draw:frame draw:style-name="gr17" draw:text-style-name="P1" draw:layer="layout" svg:width="3.112cm" svg:height="0.645cm" svg:x="22.104cm" svg:y="23.352cm">
          <draw:text-box>
            <text:p><text:span text:style-name="T1">s_dSyncReg0</text:span></text:p>
          </draw:text-box>
        </draw:frame>
        <draw:frame draw:style-name="gr16" draw:text-style-name="P1" draw:layer="layout" svg:width="3.048cm" svg:height="0.645cm" svg:x="17.383cm" svg:y="23.352cm">
          <draw:text-box>
            <text:p><text:span text:style-name="T1">s_sToggleReg</text:span></text:p>
          </draw:text-box>
        </draw:frame>
        <draw:frame draw:style-name="gr2" draw:text-style-name="P1" xml:id="id35" draw:id="id35" draw:layer="layout" svg:width="2.54cm" svg:height="0.645cm" svg:x="2.333cm" svg:y="25.912cm">
          <draw:text-box>
            <text:p><text:span text:style-name="T1">dCLK</text:span></text:p>
          </draw:text-box>
        </draw:frame>
        <draw:rect draw:style-name="gr3" draw:text-style-name="P3" xml:id="id29" draw:id="id29" draw:layer="layout" svg:width="1.27cm" svg:height="1.27cm" svg:x="37.83cm" svg:y="22.08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xor</text:span></text:p>
        </draw:rect>
        <draw:frame draw:style-name="gr2" draw:text-style-name="P1" xml:id="id30" draw:id="id30" draw:layer="layout" svg:width="1.905cm" svg:height="0.645cm" svg:x="39.227cm" svg:y="22.072cm">
          <draw:text-box>
            <text:p><text:span text:style-name="T1">dPulse</text:span></text:p>
          </draw:text-box>
        </draw:frame>
        <draw:connector draw:style-name="gr6" draw:text-style-name="P6" draw:layer="layout" draw:type="curve" svg:x1="26.781cm" svg:y1="23.987cm" svg:x2="31.353cm" svg:y2="23.987cm" draw:start-shape="id23" draw:start-glue-point="1" draw:end-shape="id24" draw:end-glue-point="3" svg:d="M26781 23987h4572">
          <text:p/>
        </draw:connector>
        <draw:connector draw:style-name="gr6" draw:text-style-name="P6" draw:layer="layout" draw:type="curve" svg:x1="21.701cm" svg:y1="23.987cm" svg:x2="25.511cm" svg:y2="23.987cm" draw:start-shape="id25" draw:start-glue-point="1" draw:end-shape="id23" draw:end-glue-point="3" svg:d="M21701 23987h3810">
          <text:p/>
        </draw:connector>
        <draw:frame draw:style-name="gr2" draw:text-style-name="P1" xml:id="id37" draw:id="id37" draw:layer="layout" svg:width="2.54cm" svg:height="0.645cm" svg:x="2.333cm" svg:y="18.556cm">
          <draw:text-box>
            <text:p><text:span text:style-name="T1">sRST</text:span></text:p>
          </draw:text-box>
        </draw:frame>
        <draw:rect draw:style-name="gr3" draw:text-style-name="P3" xml:id="id26" draw:id="id26" draw:layer="layout" svg:width="1.27cm" svg:height="1.27cm" svg:x="15.922cm" svg:y="23.36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z^-1</text:span></text:p>
        </draw:rect>
        <draw:frame draw:style-name="gr2" draw:text-style-name="P1" xml:id="id36" draw:id="id36" draw:layer="layout" svg:width="2.54cm" svg:height="0.645cm" svg:x="2.333cm" svg:y="24.632cm">
          <draw:text-box>
            <text:p><text:span text:style-name="T1">sCLK</text:span></text:p>
          </draw:text-box>
        </draw:frame>
        <draw:frame draw:style-name="gr2" draw:text-style-name="P1" xml:id="id28" draw:id="id28" draw:layer="layout" svg:width="2.54cm" svg:height="0.645cm" svg:x="2.365cm" svg:y="23.88cm">
          <draw:text-box>
            <text:p><text:span text:style-name="T1">sEN</text:span></text:p>
          </draw:text-box>
        </draw:frame>
        <draw:rect draw:style-name="gr3" draw:text-style-name="P3" xml:id="id27" draw:id="id27" draw:layer="layout" svg:width="1.27cm" svg:height="1.27cm" svg:x="13.763cm" svg:y="22.09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NOT</text:span></text:p>
        </draw:rect>
        <draw:connector draw:style-name="gr6" draw:text-style-name="P6" draw:layer="layout" draw:type="curve" draw:line-skew="0cm 0.374cm -0.263cm" svg:x1="17.192cm" svg:y1="23.997cm" svg:x2="13.763cm" svg:y2="22.473cm" draw:start-shape="id26" draw:start-glue-point="1" draw:end-shape="id27" draw:end-glue-point="6" svg:d="M17192 23997c751 0 501-2032-1846-2032s-2729 508-1583 508">
          <text:p/>
        </draw:connector>
        <draw:connector draw:style-name="gr6" draw:text-style-name="P6" draw:layer="layout" draw:type="curve" svg:x1="4.905cm" svg:y1="24.202cm" svg:x2="15.922cm" svg:y2="23.997cm" draw:start-shape="id28" draw:start-glue-point="1" draw:end-shape="id26" draw:end-glue-point="3" svg:d="M4905 24202c8262 0 2754-205 11017-205">
          <text:p/>
        </draw:connector>
        <draw:connector draw:style-name="gr6" draw:text-style-name="P6" draw:layer="layout" draw:type="curve" svg:x1="15.033cm" svg:y1="22.727cm" svg:x2="15.922cm" svg:y2="23.743cm" draw:start-shape="id27" draw:start-glue-point="1" draw:end-shape="id26" draw:end-glue-point="6" svg:d="M15033 22727c667 0 223 1016 889 1016">
          <text:p/>
        </draw:connector>
        <draw:connector draw:style-name="gr6" draw:text-style-name="P6" draw:layer="layout" draw:type="curve" svg:x1="17.192cm" svg:y1="23.997cm" svg:x2="20.431cm" svg:y2="23.987cm" draw:start-shape="id26" draw:start-glue-point="1" draw:end-shape="id25" draw:end-glue-point="3" svg:d="M17192 23997c2430 0 811-10 3239-10">
          <text:p/>
        </draw:connector>
        <draw:connector draw:style-name="gr6" draw:text-style-name="P6" draw:layer="layout" draw:type="curve" svg:x1="39.1cm" svg:y1="22.717cm" svg:x2="40.179cm" svg:y2="22.717cm" draw:start-shape="id29" draw:start-glue-point="1" draw:end-shape="id30" draw:end-glue-point="2" svg:d="M39100 22717h1079">
          <text:p/>
        </draw:connector>
        <draw:rect draw:style-name="gr18" draw:text-style-name="P3" xml:id="id31" draw:id="id31" draw:layer="layout" svg:width="1.27cm" svg:height="1.27cm" svg:x="16.716cm" svg:y="19.82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z^-1</text:span></text:p>
        </draw:rect>
        <draw:rect draw:style-name="gr18" draw:text-style-name="P3" xml:id="id32" draw:id="id32" draw:layer="layout" svg:width="1.27cm" svg:height="1.27cm" svg:x="11.223cm" svg:y="19.82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z^-1</text:span></text:p>
        </draw:rect>
        <draw:frame draw:style-name="gr2" draw:text-style-name="P1" draw:layer="layout" svg:width="2.858cm" svg:height="0.645cm" svg:x="13.509cm" svg:y="19.796cm">
          <draw:text-box>
            <text:p><text:span text:style-name="T1">s_sSyncReg0</text:span></text:p>
          </draw:text-box>
        </draw:frame>
        <draw:frame draw:style-name="gr19" draw:text-style-name="P1" draw:layer="layout" svg:width="2.858cm" svg:height="0.645cm" svg:x="7.794cm" svg:y="19.796cm">
          <draw:text-box>
            <text:p><text:span text:style-name="T1">s_sSyncReg1</text:span></text:p>
          </draw:text-box>
        </draw:frame>
        <draw:connector draw:style-name="gr6" draw:text-style-name="P6" draw:layer="layout" draw:type="curve" svg:x1="16.716cm" svg:y1="20.461cm" svg:x2="12.493cm" svg:y2="20.461cm" draw:start-shape="id31" draw:start-glue-point="3" draw:end-shape="id32" svg:d="M16716 20461h-4223">
          <text:p/>
        </draw:connector>
        <draw:rect draw:style-name="gr18" draw:text-style-name="P3" xml:id="id33" draw:id="id33" draw:layer="layout" svg:width="1.27cm" svg:height="1.27cm" svg:x="5.635cm" svg:y="19.826cm">
          <draw:glue-point draw:id="4" svg:x="3cm" svg:y="5cm"/>
          <draw:glue-point draw:id="5" svg:x="-2cm" svg:y="5cm"/>
          <draw:glue-point draw:id="6" svg:x="5cm" svg:y="-2cm"/>
          <draw:glue-point draw:id="7" svg:x="5cm" svg:y="3cm"/>
          <text:p text:style-name="P2"><text:span text:style-name="T1">==</text:span></text:p>
        </draw:rect>
        <draw:connector draw:style-name="gr6" draw:text-style-name="P6" draw:layer="layout" draw:type="curve" svg:x1="13.763cm" svg:y1="22.473cm" svg:x2="6.905cm" svg:y2="20.842cm" draw:start-shape="id27" draw:start-glue-point="6" draw:end-shape="id33" draw:end-glue-point="7" svg:d="M13763 22473c-5143 0-1715-1631-6858-1631">
          <text:p/>
        </draw:connector>
        <draw:connector draw:style-name="gr6" draw:text-style-name="P6" draw:layer="layout" draw:type="curve" svg:x1="11.223cm" svg:y1="20.461cm" svg:x2="6.905cm" svg:y2="20.461cm" draw:start-shape="id32" draw:start-glue-point="3" draw:end-shape="id33" draw:end-glue-point="1" svg:d="M11223 20461h-4318">
          <text:p/>
        </draw:connector>
        <draw:frame draw:style-name="gr10" draw:text-style-name="P1" xml:id="id34" draw:id="id34" draw:layer="layout" svg:width="2.667cm" svg:height="1.433cm" svg:x="2.111cm" svg:y="19.826cm">
          <draw:text-box>
            <text:p><text:span text:style-name="T1">SRDY</text:span></text:p>
            <text:p><text:span text:style-name="T3">(NOT</text:span><text:span text:style-name="T1"> </text:span><text:span text:style-name="T3">USED</text:span><text:span text:style-name="T1">)</text:span></text:p>
          </draw:text-box>
        </draw:frame>
        <draw:connector draw:style-name="gr6" draw:text-style-name="P6" draw:layer="layout" draw:type="curve" svg:x1="5.635cm" svg:y1="20.461cm" svg:x2="4.778cm" svg:y2="20.542cm" draw:start-shape="id33" draw:start-glue-point="3" draw:end-shape="id34" draw:end-glue-point="1" svg:d="M5635 20461c-643 0-215 81-857 81">
          <text:p/>
        </draw:connector>
        <draw:frame draw:style-name="gr20" draw:text-style-name="P9" draw:layer="layout" svg:width="6.763cm" svg:height="3.806cm" svg:x="15.319cm" svg:y="21.481cm">
          <draw:text-box>
            <text:p><text:span text:style-name="T6">Control Signal Generation</text:span></text:p>
          </draw:text-box>
        </draw:frame>
        <draw:frame draw:style-name="gr21" draw:text-style-name="P10" draw:layer="layout" svg:width="15.78cm" svg:height="1.199cm" svg:x="25.987cm" svg:y="17.286cm">
          <draw:text-box>
            <text:p><text:span text:style-name="T7">* Transfer takes 2 dCLK to see data, sRDY recovers takes 2 dCLK + 2 sCLK </text:span></text:p>
            <text:p><text:span text:style-name="T7">* Reset '1' so sRDY is low during reset: sSyncReg1 &amp; sSyncReg2</text:span></text:p>
          </draw:text-box>
        </draw:frame>
        <draw:frame draw:style-name="gr22" draw:text-style-name="P9" draw:layer="layout" svg:width="14.986cm" svg:height="6.985cm" svg:x="7.953cm" svg:y="10.301cm">
          <draw:text-box>
            <text:p><text:span text:style-name="T6"><text:tab/></text:span><text:span text:style-name="T6"><text:tab/></text:span><text:span text:style-name="T6"><text:tab/></text:span><text:span text:style-name="T6">Data domain crossings</text:span></text:p>
          </draw:text-box>
        </draw:frame>
        <draw:connector draw:style-name="gr6" draw:text-style-name="P6" draw:layer="layout" draw:line-skew="8.033cm" svg:x1="4.873cm" svg:y1="26.234cm" svg:x2="25.511cm" svg:y2="24.368cm" draw:start-shape="id35" draw:start-glue-point="1" draw:end-shape="id23" draw:end-glue-point="7" svg:d="M4873 26234h18352v-1866h2286">
          <text:p/>
        </draw:connector>
        <draw:connector draw:style-name="gr6" draw:text-style-name="P6" draw:layer="layout" draw:line-skew="10.24cm" svg:x1="4.873cm" svg:y1="26.234cm" svg:x2="31.353cm" svg:y2="24.368cm" draw:start-shape="id35" draw:start-glue-point="1" draw:end-shape="id24" draw:end-glue-point="7" svg:d="M4873 26234h23480v-1866h3000">
          <text:p/>
        </draw:connector>
        <draw:connector draw:style-name="gr6" draw:text-style-name="P6" draw:layer="layout" draw:line-skew="6.573cm" svg:x1="4.873cm" svg:y1="26.234cm" svg:x2="20.431cm" svg:y2="24.368cm" draw:start-shape="id35" draw:start-glue-point="1" draw:end-shape="id25" draw:end-glue-point="7" svg:d="M4873 26234h14352v-1866h1206">
          <text:p/>
        </draw:connector>
        <draw:connector draw:style-name="gr6" draw:text-style-name="P6" draw:layer="layout" draw:line-skew="1.937cm" svg:x1="4.873cm" svg:y1="24.954cm" svg:x2="11.223cm" svg:y2="20.842cm" draw:start-shape="id36" draw:start-glue-point="1" draw:end-shape="id32" draw:end-glue-point="7" svg:d="M4873 24954h5112v-4112h1238">
          <text:p/>
        </draw:connector>
        <draw:connector draw:style-name="gr6" draw:text-style-name="P6" draw:layer="layout" draw:line-skew="2.239cm" svg:x1="4.873cm" svg:y1="24.954cm" svg:x2="16.716cm" svg:y2="20.842cm" draw:start-shape="id36" draw:start-glue-point="1" draw:end-shape="id31" draw:end-glue-point="7" svg:d="M4873 24954h8160v-4112h3683">
          <text:p/>
        </draw:connector>
        <draw:connector draw:style-name="gr6" draw:text-style-name="P6" draw:layer="layout" draw:line-skew="4.668cm" svg:x1="4.873cm" svg:y1="24.954cm" svg:x2="15.922cm" svg:y2="24.378cm" draw:start-shape="id36" draw:start-glue-point="1" draw:end-shape="id26" draw:end-glue-point="7" svg:d="M4873 24954h10192v-576h857">
          <text:p/>
        </draw:connector>
        <draw:connector draw:style-name="gr6" draw:text-style-name="P6" draw:layer="layout" svg:x1="4.873cm" svg:y1="18.878cm" svg:x2="31.988cm" svg:y2="23.352cm" draw:start-shape="id37" draw:start-glue-point="1" draw:end-shape="id24" draw:end-glue-point="0" svg:d="M4873 18878h27115v4474">
          <text:p/>
        </draw:connector>
        <draw:connector draw:style-name="gr6" draw:text-style-name="P6" draw:layer="layout" svg:x1="4.873cm" svg:y1="18.878cm" svg:x2="26.146cm" svg:y2="23.352cm" draw:start-shape="id37" draw:start-glue-point="1" draw:end-shape="id23" draw:end-glue-point="0" svg:d="M4873 18878h21273v4474">
          <text:p/>
        </draw:connector>
        <draw:connector draw:style-name="gr6" draw:text-style-name="P6" draw:layer="layout" svg:x1="4.873cm" svg:y1="18.878cm" svg:x2="21.066cm" svg:y2="23.352cm" draw:start-shape="id37" draw:start-glue-point="1" draw:end-shape="id25" draw:end-glue-point="0" svg:d="M4873 18878h16193v4474">
          <text:p/>
        </draw:connector>
        <draw:connector draw:style-name="gr6" draw:text-style-name="P6" draw:layer="layout" svg:x1="4.873cm" svg:y1="18.878cm" svg:x2="16.557cm" svg:y2="23.362cm" draw:start-shape="id37" draw:start-glue-point="1" draw:end-shape="id26" draw:end-glue-point="0" svg:d="M4873 18878h11684v4484">
          <text:p/>
        </draw:connector>
        <draw:connector draw:style-name="gr6" draw:text-style-name="P6" draw:layer="layout" svg:x1="4.873cm" svg:y1="18.878cm" svg:x2="11.858cm" svg:y2="19.826cm" draw:start-shape="id37" draw:start-glue-point="1" draw:end-shape="id32" draw:end-glue-point="0" svg:d="M4873 18878h6985v948">
          <text:p/>
        </draw:connector>
        <draw:connector draw:style-name="gr6" draw:text-style-name="P6" draw:layer="layout" svg:x1="4.873cm" svg:y1="18.878cm" svg:x2="17.351cm" svg:y2="19.826cm" draw:start-shape="id37" draw:start-glue-point="1" draw:end-shape="id31" draw:end-glue-point="0" svg:d="M4873 18878h12478v948">
          <text:p/>
        </draw:connector>
        <draw:connector draw:style-name="gr6" draw:text-style-name="P6" draw:layer="layout" draw:line-skew="-0.261cm" svg:x1="31.353cm" svg:y1="23.987cm" svg:x2="37.83cm" svg:y2="22.463cm" draw:start-shape="id24" draw:start-glue-point="3" draw:end-shape="id29" draw:end-glue-point="6" svg:d="M31353 23987h-762v-1524h7239">
          <text:p/>
        </draw:connector>
        <draw:connector draw:style-name="gr6" draw:text-style-name="P6" draw:layer="layout" draw:line-skew="0.714cm" svg:x1="32.623cm" svg:y1="23.987cm" svg:x2="37.83cm" svg:y2="23.098cm" draw:start-shape="id24" draw:start-glue-point="1" draw:end-shape="id29" draw:end-glue-point="7" svg:d="M32623 23987h3318v-889h1889">
          <text:p/>
        </draw:connector>
        <draw:connector draw:style-name="gr6" draw:text-style-name="P6" draw:layer="layout" draw:line-skew="5.921cm" svg:x1="31.353cm" svg:y1="23.987cm" svg:x2="17.986cm" svg:y2="20.461cm" draw:start-shape="id24" draw:start-glue-point="3" draw:end-shape="id31" draw:end-glue-point="1" svg:d="M31353 23987h-762v-3526h-12605">
          <text:p/>
        </draw:connector>
        <draw:connector draw:style-name="gr6" draw:text-style-name="P6" draw:layer="layout" svg:x1="4.905cm" svg:y1="16.709cm" svg:x2="15.859cm" svg:y2="15.76cm" draw:start-shape="id38" draw:start-glue-point="1" draw:end-shape="id39" draw:end-glue-point="1" svg:d="M4905 16709h11455v-949h-501">
          <text:p/>
        </draw:connector>
        <draw:connector draw:style-name="gr6" draw:text-style-name="P6" draw:layer="layout" draw:line-skew="7.366cm" svg:x1="4.905cm" svg:y1="16.709cm" svg:x2="21.415cm" svg:y2="12.968cm" draw:start-shape="id38" draw:start-glue-point="1" draw:end-shape="id21" draw:end-glue-point="7" svg:d="M4905 16709h15621v-3741h889">
          <text:p/>
        </draw:connector>
        <draw:connector draw:style-name="gr6" draw:text-style-name="P6" draw:layer="layout" svg:x1="4.778cm" svg:y1="11.258cm" svg:x2="9.35cm" svg:y2="11.952cm" draw:start-shape="id40" draw:start-glue-point="1" draw:end-shape="id41" draw:end-glue-point="0" svg:d="M4778 11258h4572v694">
          <text:p/>
        </draw:connector>
        <draw:connector draw:style-name="gr6" draw:text-style-name="P6" draw:layer="layout" svg:x1="4.778cm" svg:y1="11.258cm" svg:x2="14.017cm" svg:y2="13.433cm" draw:start-shape="id40" draw:start-glue-point="1" draw:end-shape="id42" draw:end-glue-point="0" svg:d="M4778 11258h9239v2175">
          <text:p/>
        </draw:connector>
        <draw:connector draw:style-name="gr6" draw:text-style-name="P6" draw:layer="layout" svg:x1="4.778cm" svg:y1="11.258cm" svg:x2="22.05cm" svg:y2="11.952cm" draw:start-shape="id40" draw:start-glue-point="1" draw:end-shape="id21" draw:end-glue-point="0" svg:d="M4778 11258h17272v694">
          <text:p/>
        </draw:connector>
        <draw:connector draw:style-name="gr6" draw:text-style-name="P6" draw:layer="layout" svg:x1="4.905cm" svg:y1="15.693cm" svg:x2="9.35cm" svg:y2="13.222cm" draw:start-shape="id43" draw:start-glue-point="1" draw:end-shape="id41" draw:end-glue-point="2" svg:d="M4905 15693h4445v-2471">
          <text:p/>
        </draw:connector>
        <draw:connector draw:style-name="gr6" draw:text-style-name="P6" draw:layer="layout" draw:line-skew="2.667cm" svg:x1="4.905cm" svg:y1="15.693cm" svg:x2="12.176cm" svg:y2="15.732cm" draw:start-shape="id43" draw:start-glue-point="1" draw:end-shape="id44" draw:end-glue-point="3" svg:d="M4905 15693h6302v39h969">
          <text:p/>
        </draw:connector>
        <draw:connector draw:style-name="gr6" draw:text-style-name="P6" draw:layer="layout" draw:line-skew="-2.286cm" svg:x1="12.176cm" svg:y1="15.097cm" svg:x2="5.159cm" svg:y2="14.817cm" draw:start-shape="id45" draw:start-glue-point="3" draw:end-shape="id46" draw:end-glue-point="1" svg:d="M12176 15097h-5795v-280h-1222">
          <text:p/>
        </draw:connector>
        <draw:connector draw:style-name="gr6" draw:text-style-name="P6" draw:layer="layout" svg:x1="4.905cm" svg:y1="12.528cm" svg:x2="8.715cm" svg:y2="12.587cm" draw:start-shape="id47" draw:start-glue-point="1" draw:end-shape="id41" draw:end-glue-point="3" svg:d="M4905 12528h1905v59h1905">
          <text:p/>
        </draw:connector>
        <draw:connector draw:style-name="gr6" draw:text-style-name="P6" draw:layer="layout" svg:x1="9.985cm" svg:y1="12.587cm" svg:x2="14.684cm" svg:y2="12.02cm" draw:start-shape="id41" draw:start-glue-point="1" draw:end-shape="id48" draw:end-glue-point="3" svg:d="M9985 12587h2350v-567h2349">
          <text:p/>
        </draw:connector>
        <draw:connector draw:style-name="gr6" draw:text-style-name="P6" draw:layer="layout" svg:x1="18.145cm" svg:y1="12.02cm" svg:x2="21.415cm" svg:y2="12.333cm" draw:start-shape="id48" draw:start-glue-point="1" draw:end-shape="id21" draw:end-glue-point="6" svg:d="M18145 12020h1635v313h1635">
          <text:p/>
        </draw:connector>
        <draw:connector draw:style-name="gr6" draw:text-style-name="P6" draw:layer="layout" svg:x1="15.859cm" svg:y1="14.462cm" svg:x2="21.415cm" svg:y2="12.587cm" draw:start-shape="id49" draw:start-glue-point="1" draw:end-shape="id21" draw:end-glue-point="3" svg:d="M15859 14462h2778v-1875h2778">
          <text:p/>
        </draw:connector>
        <draw:connector draw:style-name="gr6" draw:text-style-name="P6" draw:layer="layout" draw:line-skew="-1.905cm" svg:x1="4.905cm" svg:y1="13.798cm" svg:x2="12.176cm" svg:y2="14.462cm" draw:start-shape="id50" draw:start-glue-point="1" draw:end-shape="id51" draw:end-glue-point="3" svg:d="M4905 13798h1730v664h5541">
          <text:p/>
        </draw:connector>
        <draw:connector draw:style-name="gr6" draw:text-style-name="P6" draw:layer="layout" svg:x1="4.905cm" svg:y1="13.798cm" svg:x2="8.715cm" svg:y2="12.85cm" draw:start-shape="id50" draw:start-glue-point="1" draw:end-shape="id41" draw:end-glue-point="6" svg:d="M4905 13798h1905v-948h1905">
          <text:p/>
        </draw:connector>
        <draw:rect draw:style-name="gr7" draw:text-style-name="P3" xml:id="id42" draw:id="id42" draw:layer="layout" svg:width="3.683cm" svg:height="2.583cm" svg:x="12.176cm" svg:y="13.433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2"><text:span text:style-name="T1">SyncHandshake.vhd</text:span></text:p>
        </draw:rect>
        <draw:rect draw:style-name="gr3" draw:text-style-name="P3" xml:id="id45" draw:id="id45" draw:layer="layout" svg:width="1.016cm" svg:height="0.508cm" svg:x="12.176cm" svg:y="14.843cm">
          <text:p text:style-name="P2"><text:span text:style-name="T1">sRDY</text:span></text:p>
        </draw:rect>
        <draw:rect draw:style-name="gr3" draw:text-style-name="P3" xml:id="id51" draw:id="id51" draw:layer="layout" svg:width="1.016cm" svg:height="0.508cm" svg:x="12.176cm" svg:y="14.208cm">
          <text:p text:style-name="P2"><text:span text:style-name="T1">sEN</text:span></text:p>
        </draw:rect>
        <draw:rect draw:style-name="gr3" draw:text-style-name="P3" xml:id="id44" draw:id="id44" draw:layer="layout" svg:width="1.016cm" svg:height="0.508cm" svg:x="12.176cm" svg:y="15.478cm">
          <text:p text:style-name="P2"><text:span text:style-name="T1">sClk</text:span></text:p>
        </draw:rect>
        <draw:rect draw:style-name="gr3" draw:text-style-name="P3" xml:id="id39" draw:id="id39" draw:layer="layout" svg:width="1.016cm" svg:height="0.538cm" svg:x="14.843cm" svg:y="15.491cm">
          <text:p text:style-name="P2"><text:span text:style-name="T1">dClk</text:span></text:p>
        </draw:rect>
        <draw:rect draw:style-name="gr3" draw:text-style-name="P3" xml:id="id49" draw:id="id49" draw:layer="layout" svg:width="1.016cm" svg:height="0.508cm" svg:x="14.843cm" svg:y="14.208cm">
          <text:p text:style-name="P2"><text:span text:style-name="T1">Puls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bedded embedded</meta:initial-creator>
    <meta:creation-date>2015-02-19T09:21:20</meta:creation-date>
    <dc:date>2015-07-14T15:58:39</dc:date>
    <dc:creator>embedded embedded</dc:creator>
    <meta:editing-duration>P29DT20H45M34S</meta:editing-duration>
    <meta:editing-cycles>342</meta:editing-cycles>
    <meta:generator>OpenOffice/4.1.0$Unix OpenOffice.org_project/410m18$Build-9764</meta:generator>
    <meta:printed-by>embedded embedded</meta:printed-by>
    <meta:print-date>2015-04-06T12:04:20</meta:print-date>
    <meta:document-statistic meta:object-count="127"/>
  </office:meta>
</office:document-meta>
</file>